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0000000305BFCC88D27AACB4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aushan Script" svg:font-family="'Kaushan Scrip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objectwithoutfill">
      <style:graphic-properties svg:stroke-width="0.212cm" svg:stroke-color="#999999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5983b0" draw:marker-start-width="0.517cm" draw:marker-end-width="0.517cm" draw:fill="none" draw:fill-color="#000000" draw:opacity="100%" draw:opacity-name="Transparency_20_3" draw:textarea-vertical-align="middle" draw:auto-grow-height="false" fo:min-height="18.083cm" fo:min-width="17.832cm" fo:padding-top="0.23cm" fo:padding-bottom="0.23cm" fo:padding-left="0.355cm" fo:padding-right="0.355cm" loext:glow-radius="0.176cm" loext:glow-color="#729fcf" loext:glow-transparency="1%"/>
    </style:style>
    <style:style style:name="gr4" style:family="graphic" style:parent-style-name="standard">
      <style:graphic-properties svg:stroke-width="0.212cm" svg:stroke-color="#dddddd" draw:marker-start-width="0.517cm" draw:marker-end-width="0.517cm" draw:fill="none" draw:fill-color="#000000" draw:opacity="100%" draw:opacity-name="Transparency_20_3" draw:textarea-vertical-align="middle" draw:auto-grow-height="false" fo:min-height="18.844cm" fo:min-width="18.593cm" fo:padding-top="0.23cm" fo:padding-bottom="0.23cm" fo:padding-left="0.355cm" fo:padding-right="0.355cm" loext:glow-transparency="1%"/>
    </style:style>
    <style:style style:name="gr5" style:family="graphic" style:parent-style-name="standard">
      <style:graphic-properties svg:stroke-width="0.028cm" draw:marker-start-width="0.242cm" draw:marker-end-width="0.242cm" draw:fill="none" draw:textarea-horizontal-align="justify" draw:textarea-vertical-align="middle" draw:auto-grow-height="false" fo:min-height="13.194cm" fo:min-width="12.944cm" fo:padding-top="0.139cm" fo:padding-bottom="0.139cm" fo:padding-left="0.264cm" fo:padding-right="0.264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width="0.212cm" svg:stroke-color="#999999" draw:marker-start-width="0.517cm" draw:marker-end-width="0.517cm" draw:fill="none" draw:fill-color="#000000" draw:opacity="100%" draw:opacity-name="Transparency_20_3" draw:textarea-vertical-align="middle" draw:auto-grow-height="false" fo:min-height="18.59cm" fo:min-width="18.34cm" fo:padding-top="0.23cm" fo:padding-bottom="0.23cm" fo:padding-left="0.355cm" fo:padding-right="0.355cm" loext:shadow-blur="0cm" loext:glow-transparency="1%"/>
    </style:style>
    <style:style style:name="gr8" style:family="graphic" style:parent-style-name="standard">
      <style:graphic-properties draw:stroke="solid" svg:stroke-width="0.081cm" svg:stroke-color="#000000" draw:marker-start-width="0.321cm" draw:marker-end-width="0.321cm" draw:fill-color="#000000" draw:opacity="100%" draw:textarea-horizontal-align="justify" draw:textarea-vertical-align="middle" draw:auto-grow-height="false" fo:min-height="9.592cm" fo:min-width="14.01cm" fo:padding-top="0.165cm" fo:padding-bottom="0.165cm" fo:padding-left="0.29cm" fo:padding-right="0.29cm" loext:shadow-blur="0cm"/>
    </style:style>
    <style:style style:name="gr9" style:family="graphic" style:parent-style-name="standard">
      <style:graphic-properties draw:stroke="none" svg:stroke-color="#000000" draw:fill="none" draw:fill-color="#ffffff" fo:min-height="2.461cm"/>
      <style:paragraph-properties style:writing-mode="lr-tb"/>
    </style:style>
    <style:style style:name="gr10" style:family="graphic" style:parent-style-name="standard">
      <style:graphic-properties draw:stroke="none" draw:fill-color="#000000" draw:textarea-horizontal-align="justify" draw:textarea-vertical-align="middle" draw:auto-grow-height="false" fo:min-height="1.655cm" fo:min-width="11.248cm"/>
    </style:style>
    <style:style style:name="gr11" style:family="graphic" style:parent-style-name="objectwithoutfill">
      <style:graphic-properties svg:stroke-width="0.053cm" svg:stroke-color="#999999" draw:marker-start-width="0.28cm" draw:marker-end-width="0.28cm" draw:fill="none" draw:textarea-vertical-align="middle" fo:padding-top="0.152cm" fo:padding-bottom="0.152cm" fo:padding-left="0.277cm" fo:padding-right="0.277cm"/>
    </style:style>
    <style:style style:name="gr12" style:family="graphic" style:parent-style-name="standard">
      <style:graphic-properties svg:stroke-width="0.212cm" svg:stroke-color="#ffffff" draw:marker-start="Circle" draw:marker-start-width="0.618cm" draw:marker-end="Arrowheads_20_1" draw:marker-end-width="0.618cm" svg:stroke-linecap="butt" draw:textarea-vertical-align="middle" fo:padding-top="0.231cm" fo:padding-bottom="0.231cm" fo:padding-left="0.356cm" fo:padding-right="0.356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000000" draw:opacity="100%" draw:opacity-name="Transparency_20_3"/>
      <style:paragraph-properties fo:text-align="center"/>
    </style:style>
    <style:style style:name="P3" style:family="paragraph">
      <loext:graphic-properties draw:fill-color="#000000" draw:opacity="100%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Kaushan Script" fo:font-size="48pt" style:font-size-asian="36pt" style:font-size-complex="36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style:font-name="Kaushan Script" fo:font-size="48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522cm" svg:y1="8.262cm" svg:x2="10.771cm" svg:y2="13.025cm">
          <text:p/>
        </draw:line>
        <draw:line draw:style-name="gr1" draw:text-style-name="P1" draw:layer="layout" svg:x1="2.522cm" svg:y1="17.826cm" svg:x2="10.771cm" svg:y2="13.063cm">
          <text:p/>
        </draw:line>
        <draw:line draw:style-name="gr2" draw:text-style-name="P1" draw:layer="layout" svg:x1="2.575cm" svg:y1="8.264cm" svg:x2="3.508cm" svg:y2="8.803cm">
          <text:p/>
        </draw:line>
        <draw:line draw:style-name="gr2" draw:text-style-name="P1" draw:layer="layout" svg:x1="1.264cm" svg:y1="13.04cm" svg:x2="2.342cm" svg:y2="13.04cm">
          <text:p/>
        </draw:line>
        <draw:line draw:style-name="gr2" draw:text-style-name="P1" draw:layer="layout" svg:x1="2.524cm" svg:y1="17.795cm" svg:x2="3.457cm" svg:y2="17.256cm">
          <text:p/>
        </draw:line>
        <draw:custom-shape draw:style-name="gr3" draw:text-style-name="P2" draw:layer="layout" svg:width="18.542cm" svg:height="18.543cm" svg:x="1.505cm" svg:y="3.791cm">
          <text:p/>
          <draw:enhanced-geometry draw:glue-point-type="segments" draw:type="mso-spt100" draw:modifiers="-0.128405399195957 119.5997080426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2" draw:layer="layout" svg:width="19.303cm" svg:height="19.304cm" svg:x="1.126cm" svg:y="3.385cm">
          <text:p/>
          <draw:enhanced-geometry draw:glue-point-type="segments" draw:type="mso-spt100" draw:modifiers="-0.128405399195957 119.5997080426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1" draw:layer="layout" svg:width="19.05cm" svg:height="19.05cm" svg:x="1.252cm" svg:y="3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6.027cm" svg:y1="21.312cm" svg:x2="10.79cm" svg:y2="13.063cm">
          <text:p/>
        </draw:line>
        <draw:line draw:style-name="gr1" draw:text-style-name="P1" draw:layer="layout" svg:x1="6.027cm" svg:y1="4.859cm" svg:x2="10.79cm" svg:y2="13.108cm">
          <text:p/>
        </draw:line>
        <draw:line draw:style-name="gr1" draw:text-style-name="P1" draw:layer="layout" svg:x1="15.565cm" svg:y1="4.859cm" svg:x2="10.802cm" svg:y2="13.108cm">
          <text:p/>
        </draw:line>
        <draw:line draw:style-name="gr1" draw:text-style-name="P1" draw:layer="layout" svg:x1="19.026cm" svg:y1="8.313cm" svg:x2="10.777cm" svg:y2="13.076cm">
          <text:p/>
        </draw:line>
        <draw:custom-shape draw:style-name="gr7" draw:text-style-name="P2" draw:layer="layout" svg:width="19.05cm" svg:height="19.05cm" svg:x="1.252cm" svg:y="3.538cm">
          <text:p/>
          <draw:enhanced-geometry draw:mirror-horizontal="false" draw:mirror-vertical="false" draw:glue-point-type="segments" draw:type="mso-spt100" draw:modifiers="-0.128405399195957 119.5997080426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8" draw:text-style-name="P3" draw:layer="layout" svg:width="14.51cm" svg:height="9.842cm" svg:x="6.078cm" svg:y="13.13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978cm" svg:y1="4.81cm" svg:x2="6.517cm" svg:y2="5.743cm">
          <text:p/>
        </draw:line>
        <draw:line draw:style-name="gr2" draw:text-style-name="P1" draw:layer="layout" svg:x1="5.979cm" svg:y1="21.339cm" svg:x2="6.518cm" svg:y2="20.406cm">
          <text:p/>
        </draw:line>
        <draw:line draw:style-name="gr2" draw:text-style-name="P1" draw:layer="layout" svg:x1="10.779cm" svg:y1="3.489cm" svg:x2="10.779cm" svg:y2="4.567cm">
          <text:p/>
        </draw:line>
        <draw:frame draw:style-name="gr9" draw:text-style-name="P4" draw:layer="layout" svg:width="1.587cm" svg:height="2.711cm" svg:x="6.08cm" svg:y="18.092cm">
          <draw:text-box>
            <text:p><text:span text:style-name="T1">C</text:span></text:p>
          </draw:text-box>
        </draw:frame>
        <draw:line draw:style-name="gr2" draw:text-style-name="P1" draw:layer="layout" svg:x1="15.56cm" svg:y1="4.81cm" svg:x2="15.021cm" svg:y2="5.743cm">
          <text:p/>
        </draw:line>
        <draw:line draw:style-name="gr2" draw:text-style-name="P1" draw:layer="layout" svg:x1="19.045cm" svg:y1="8.259cm" svg:x2="18.112cm" svg:y2="8.798cm">
          <text:p/>
        </draw:line>
        <draw:line draw:style-name="gr2" draw:text-style-name="P1" draw:layer="layout" svg:x1="20.366cm" svg:y1="13.028cm" svg:x2="19.288cm" svg:y2="13.028cm">
          <text:p/>
        </draw:line>
        <draw:custom-shape draw:style-name="gr10" draw:text-style-name="P5" draw:layer="layout" svg:width="11.748cm" svg:height="1.905cm" svg:x="7.432cm" svg:y="12.112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.587cm" svg:height="2.711cm" svg:x="17.583cm" svg:y="11.495cm">
          <draw:text-box>
            <text:p><text:span text:style-name="T1">H</text:span></text:p>
          </draw:text-box>
        </draw:frame>
        <draw:line draw:style-name="gr11" draw:text-style-name="P1" draw:layer="layout" svg:x1="4.048cm" svg:y1="19.755cm" svg:x2="4.81cm" svg:y2="18.993cm">
          <text:p/>
        </draw:line>
        <draw:line draw:style-name="gr11" draw:text-style-name="P1" draw:layer="layout" svg:x1="16.749cm" svg:y1="7.055cm" svg:x2="17.511cm" svg:y2="6.293cm">
          <text:p/>
        </draw:line>
        <draw:line draw:style-name="gr11" draw:text-style-name="P1" draw:layer="layout" svg:x1="1.61cm" svg:y1="15.513cm" svg:x2="2.651cm" svg:y2="15.234cm">
          <text:p/>
        </draw:line>
        <draw:line draw:style-name="gr11" draw:text-style-name="P1" draw:layer="layout" svg:x1="18.907cm" svg:y1="10.914cm" svg:x2="19.948cm" svg:y2="10.635cm">
          <text:p/>
        </draw:line>
        <draw:line draw:style-name="gr11" draw:text-style-name="P1" draw:layer="layout" svg:x1="1.511cm" svg:y1="10.635cm" svg:x2="2.552cm" svg:y2="10.914cm">
          <text:p/>
        </draw:line>
        <draw:line draw:style-name="gr11" draw:text-style-name="P1" draw:layer="layout" svg:x1="4.05cm" svg:y1="6.295cm" svg:x2="4.812cm" svg:y2="7.057cm">
          <text:p/>
        </draw:line>
        <draw:line draw:style-name="gr11" draw:text-style-name="P1" draw:layer="layout" svg:x1="8.292cm" svg:y1="3.856cm" svg:x2="8.571cm" svg:y2="4.897cm">
          <text:p/>
        </draw:line>
        <draw:line draw:style-name="gr11" draw:text-style-name="P1" draw:layer="layout" svg:x1="13.27cm" svg:y1="3.856cm" svg:x2="12.991cm" svg:y2="4.897cm">
          <text:p/>
        </draw:line>
        <draw:line draw:style-name="gr12" draw:text-style-name="P6" draw:layer="layout" svg:x1="10.842cm" svg:y1="16.875cm" svg:x2="10.779cm" svg:y2="22.607cm">
          <text:p/>
        </draw:line>
        <draw:frame draw:style-name="gr13" draw:text-style-name="P6" draw:layer="layout" svg:width="2.629cm" svg:height="2.629cm" svg:x="9.483cm" svg:y="11.595cm">
          <draw:image xlink:href="Pictures/1000020100000030000000305BFCC88D27AACB4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aushan Script" svg:font-family="'Kaushan Scrip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3" draw:display-name="Transparency 3" draw:style="radial" draw:cx="50%" draw:cy="50%" draw:start="100%" draw:end="0%" draw:border="0%"/>
    <draw:marker draw:name="Arrow" svg:viewBox="0 0 20 30" svg:d="M10 0l-10 30h20z"/>
    <draw:marker draw:name="Arrowheads_20_1" draw:display-name="Arrowheads 1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2T10:49:10.807828062</meta:creation-date>
    <dc:date>2022-01-13T16:40:49.383581196</dc:date>
    <meta:editing-duration>PT18H13M11S</meta:editing-duration>
    <meta:editing-cycles>6</meta:editing-cycles>
    <meta:generator>LibreOffice/7.1.8.1$Linux_X86_64 LibreOffice_project/10$Build-1</meta:generator>
    <meta:document-statistic meta:object-count="33"/>
  </office:meta>
</office:document-meta>
</file>